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24b12"/>
    </style:style>
    <style:style style:name="ta2" style:family="table" style:master-page-name="Default">
      <style:table-properties table:display="true" style:writing-mode="lr-tb" table:tab-color="#28471f"/>
    </style:style>
    <style:style style:name="ta3" style:family="table" style:master-page-name="Default">
      <style:table-properties table:display="true" style:writing-mode="lr-tb" table:tab-color="#ffff00"/>
    </style:style>
    <style:style style:name="ce19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ackground-color="#224b12" fo:border="0.74pt solid #000000"/>
    </style:style>
    <style:style style:name="ce39" style:family="table-cell" style:parent-style-name="Default">
      <style:table-cell-properties fo:background-color="#ffff00" fo:border="0.74pt solid #000000"/>
    </style:style>
    <style:style style:name="ce40" style:family="table-cell" style:parent-style-name="Default">
      <style:table-cell-properties fo:background-color="#000000" fo:border="0.74pt solid #000000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5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ackground-color="#224b12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43" style:family="table-cell" style:parent-style-name="Default">
      <style:table-cell-properties fo:background-color="#000000" fo:border="0.74pt solid #000000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 table:number-columns-spanned="14" table:number-rows-spanned="1">
            <text:p>Loops</text:p>
          </table:table-cell>
          <table:covered-table-cell table:number-columns-repeated="13" table:style-name="ce2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9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0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36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Start Date</text:p>
          </table:table-cell>
          <table:covered-table-cell table:style-name="ce37"/>
          <table:table-cell table:style-name="ce31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31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Estimated End Date</text:p>
          </table:table-cell>
          <table:covered-table-cell table:style-name="ce38"/>
          <table:table-cell table:style-name="ce32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32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Real End Date</text:p>
          </table:table-cell>
          <table:covered-table-cell table:style-name="ce43"/>
          <table:table-cell table:style-name="ce35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35"/>
        </table:table-row>
      </table:table>
      <table:table table:name="Chapter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 table:number-columns-spanned="14" table:number-rows-spanned="1">
            <text:p>Array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 table:number-columns-spanned="14" table:number-rows-spanned="1">
            <text:p>Pointers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 table:number-columns-spanned="14" table:number-rows-spanned="1">
            <text:p>References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 table:style-name="ce2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4" office:value-type="string" calcext:value-type="string" table:number-columns-spanned="15" table:number-rows-spanned="10">
            <text:p>This chapter is about arrays and strings. At the end of this chapter, string manipulation and fundamentals of the pointers are expected to be learned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5" office:value-type="string" calcext:value-type="string" table:number-columns-spanned="15" table:number-rows-spanned="1">
            <text:p>Chapter 2</text:p>
          </table:table-cell>
          <table:covered-table-cell table:number-columns-repeated="14" table:style-name="ce3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tart Date</text:p>
          </table:table-cell>
          <table:covered-table-cell table:style-name="ce46"/>
          <table:table-cell table:style-name="ce46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46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Estimated End Date</text:p>
          </table:table-cell>
          <table:covered-table-cell table:style-name="ce32"/>
          <table:table-cell table:style-name="ce32" office:value-type="string" calcext:value-type="string" table:number-columns-spanned="13" table:number-rows-spanned="1">
            <text:p>20.07.2025</text:p>
          </table:table-cell>
          <table:covered-table-cell table:number-columns-repeated="12" table:style-name="ce32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Real End Date</text:p>
          </table:table-cell>
          <table:covered-table-cell table:style-name="ce35"/>
          <table:table-cell table:style-name="ce35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35"/>
        </table:table-row>
      </table:table>
      <table:table table:name="Chapter3" table:style-name="ta2">
        <table:table-column table:style-name="co1" table:default-cell-style-name="Default"/>
        <table:table-column table:style-name="co1" table:number-columns-repeated="15" table:default-cell-style-name="ce47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14" table:number-rows-spanned="1">
            <text:p>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 table:number-columns-spanned="14" table:number-rows-spanned="1">
            <text:p>Enums and Type Alia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 table:number-columns-spanned="14" table:number-rows-spanned="1">
            <text:p>Arguments to Mai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 table:number-columns-spanned="14" table:number-rows-spanned="1">
            <text:p>Function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 table:number-columns-spanned="14" table:number-rows-spanned="1">
            <text:p>Lambda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14" table:number-rows-spanned="1">
            <text:p>Functions: The Misfi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 table:number-columns-spanned="14" table:number-rows-spanned="1">
            <text:p>Function Templates</text:p>
          </table:table-cell>
          <table:covered-table-cell table:number-columns-repeated="13"/>
        </table:table-row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8" office:value-type="string" calcext:value-type="string" table:number-columns-spanned="15" table:number-rows-spanned="10">
            <text:p>This chapter is about functions in C++ and how exactly they work. At the end of the chapter, functions are fully expected to be used in real life problems</text:p>
          </table:table-cell>
          <table:covered-table-cell table:number-columns-repeated="14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5" office:value-type="string" calcext:value-type="string" table:number-columns-spanned="15" table:number-rows-spanned="1">
            <text:p>Chapter 3</text:p>
          </table:table-cell>
          <table:covered-table-cell table:number-columns-repeated="14" table:style-name="ce3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tart Date</text:p>
          </table:table-cell>
          <table:covered-table-cell table:style-name="ce46"/>
          <table:table-cell table:style-name="ce46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46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Estimated End Date</text:p>
          </table:table-cell>
          <table:covered-table-cell table:style-name="ce32"/>
          <table:table-cell table:style-name="ce32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32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Real End Date</text:p>
          </table:table-cell>
          <table:covered-table-cell table:style-name="ce35"/>
          <table:table-cell table:style-name="ce35" office:value-type="string" calcext:value-type="string" table:number-columns-spanned="13" table:number-rows-spanned="1">
            <text:p>17.08.2025</text:p>
          </table:table-cell>
          <table:covered-table-cell table:number-columns-repeated="12" table:style-name="ce35"/>
        </table:table-row>
      </table:table>
      <table:table table:name="Chapter4" table:style-name="ta3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 table:number-columns-spanned="14" table:number-rows-spanned="1">
            <text:p>C++ 20 Concepts</text:p>
          </table:table-cell>
          <table:covered-table-cell table:number-columns-repeated="13" table:style-name="ce49"/>
        </table:table-row>
        <table:table-row table:style-name="ro1">
          <table:table-cell/>
          <table:table-cell table:style-name="ce47" office:value-type="float" office:value="24" calcext:value-type="float">
            <text:p>24</text:p>
          </table:table-cell>
          <table:table-cell table:style-name="ce47" office:value-type="string" calcext:value-type="string" table:number-columns-spanned="14" table:number-rows-spanned="1">
            <text:p>Classes</text:p>
          </table:table-cell>
          <table:covered-table-cell table:number-columns-repeated="13" table:style-name="ce47"/>
        </table:table-row>
        <table:table-row table:style-name="ro1">
          <table:table-cell/>
          <table:table-cell table:style-name="ce47" office:value-type="float" office:value="25" calcext:value-type="float">
            <text:p>25</text:p>
          </table:table-cell>
          <table:table-cell table:style-name="ce47" office:value-type="string" calcext:value-type="string" table:number-columns-spanned="14" table:number-rows-spanned="1">
            <text:p>Classes, Objects and const</text:p>
          </table:table-cell>
          <table:covered-table-cell table:number-columns-repeated="13" table:style-name="ce47"/>
        </table:table-row>
        <table:table-row table:style-name="ro1">
          <table:table-cell/>
          <table:table-cell table:style-name="ce47" office:value-type="float" office:value="26" calcext:value-type="float">
            <text:p>26</text:p>
          </table:table-cell>
          <table:table-cell table:style-name="ce47"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 table:style-name="ce47"/>
        </table:table-row>
        <table:table-row table:style-name="ro1">
          <table:table-cell/>
          <table:table-cell table:style-name="ce47" office:value-type="float" office:value="27" calcext:value-type="float">
            <text:p>27</text:p>
          </table:table-cell>
          <table:table-cell table:style-name="ce47" office:value-type="string" calcext:value-type="string" table:number-columns-spanned="14" table:number-rows-spanned="1">
            <text:p>Friends</text:p>
          </table:table-cell>
          <table:covered-table-cell table:number-columns-repeated="13" table:style-name="ce47"/>
        </table:table-row>
        <table:table-row table:style-name="ro1">
          <table:table-cell/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 table:number-columns-spanned="14" table:number-rows-spanned="1">
            <text:p>Static Members</text:p>
          </table:table-cell>
          <table:covered-table-cell table:number-columns-repeated="13" table:style-name="ce15"/>
        </table:table-row>
        <table:table-row table:style-name="ro1">
          <table:table-cell/>
          <table:table-cell table:style-name="ce52" office:value-type="float" office:value="29" calcext:value-type="float">
            <text:p>29</text:p>
          </table:table-cell>
          <table:table-cell table:style-name="ce52" office:value-type="string" calcext:value-type="string" table:number-columns-spanned="14" table:number-rows-spanned="1">
            <text:p>Namespaces</text:p>
          </table:table-cell>
          <table:covered-table-cell table:number-columns-repeated="13" table:style-name="ce52"/>
        </table:table-row>
        <table:table-row table:style-name="ro1">
          <table:table-cell/>
          <table:table-cell table:style-name="ce52" office:value-type="float" office:value="30" calcext:value-type="float">
            <text:p>30</text:p>
          </table:table-cell>
          <table:table-cell table:style-name="ce52"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 table:style-name="ce5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6" office:value-type="string" calcext:value-type="string" table:number-columns-spanned="15" table:number-rows-spanned="10">
            <text:p>This chapter is about an introduction to OOP in C++ language. After this chapter, class structure in programs written by students is expected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5" office:value-type="string" calcext:value-type="string" table:number-columns-spanned="15" table:number-rows-spanned="1">
            <text:p>Chapter 4</text:p>
          </table:table-cell>
          <table:covered-table-cell table:number-columns-repeated="14" table:style-name="ce3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tart Date</text:p>
          </table:table-cell>
          <table:covered-table-cell table:style-name="ce46"/>
          <table:table-cell table:style-name="ce46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46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Estimated End Date</text:p>
          </table:table-cell>
          <table:covered-table-cell table:style-name="ce32"/>
          <table:table-cell table:style-name="ce32" office:value-type="string" calcext:value-type="string" table:number-columns-spanned="13" table:number-rows-spanned="1">
            <text:p>17.09.2025</text:p>
          </table:table-cell>
          <table:covered-table-cell table:number-columns-repeated="12" table:style-name="ce32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Real End Date</text:p>
          </table:table-cell>
          <table:covered-table-cell table:style-name="ce35"/>
          <table:table-cell table:style-name="ce35" table:number-columns-spanned="13" table:number-rows-spanned="1"/>
          <table:covered-table-cell table:number-columns-repeated="12" table:style-name="ce35"/>
        </table:table-row>
      </table:table>
      <table:table table:name="Chapter5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14" table:number-rows-spanned="1">
            <text:p>Smart 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14" table:number-rows-spanned="1">
            <text:p>Operator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/>
        </table:table-row>
      </table:table>
      <table:table table:name="Chapter6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 style:data-style-name="N2" text:time-value="16:50:43.979470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8-25T16:50:51.786438386</dc:date>
    <meta:editing-duration>PT29M5S</meta:editing-duration>
    <meta:editing-cycles>30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25" meta:object-count="0"/>
  </office:meta>
</office:document-meta>
</file>